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1.014cm"/>
    </style:style>
    <style:style style:name="co8" style:family="table-column">
      <style:table-column-properties fo:break-before="auto" style:column-width="2.621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0.77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4.637cm"/>
    </style:style>
    <style:style style:name="co14" style:family="table-column">
      <style:table-column-properties fo:break-before="auto" style:column-width="3.521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997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042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0.797cm"/>
    </style:style>
    <style:style style:name="co22" style:family="table-column">
      <style:table-column-properties fo:break-before="auto" style:column-width="0.857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_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bStart</text:p>
          </table:table-cell>
          <table:table-cell office:value-type="string">
            <text:p>dbEnd</text:p>
          </table:table-cell>
          <table:table-cell office:value-type="string">
            <text:p>dataStart</text:p>
          </table:table-cell>
          <table:table-cell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-site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-26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-27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-28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-29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-30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-31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-32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-33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-34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-35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-36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-37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-38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-39</text:p>
          </table:table-cell>
          <table:table-cell table:style-name="ce1" office:value-type="string">
            <text:p>2012-06-21 00:00:00</text:p>
          </table:table-cell>
          <table:table-cell office:value-type="string">
            <text:p>0000-00-00 00:00:00</text:p>
          </table:table-cell>
          <table:table-cell table:style-name="ce1" office:value-type="string">
            <text:p>2011-06-30</text:p>
          </table:table-cell>
          <table:table-cell table:style-name="ce1"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8.7036834693085">
            <text:p>48.7036834693</text:p>
          </table:table-cell>
          <table:table-cell office:value-type="float" office:value="16.278328635363">
            <text:p>16.2783286354</text:p>
          </table:table-cell>
          <table:table-cell office:value-type="float" office:value="22.8567728567729">
            <text:p>22.8567728568</text:p>
          </table:table-cell>
          <table:table-cell office:value-type="float" office:value="63.663073038073">
            <text:p>63.6630730381</text:p>
          </table:table-cell>
          <table:table-cell office:value-type="float" office:value="481395">
            <text:p>48139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-40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-41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-42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-43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-44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-45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-46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-47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-48</text:p>
          </table:table-cell>
          <table:table-cell table:number-columns-repeated="12" office:value-type="string">
            <text:p>NA</text:p>
          </table:table-cell>
        </table:table-row>
      </table:table>
      <table:table table:name="Sheet1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address</text:p>
          </table:table-cell>
          <table:table-cell table:style-name="Default" office:value-type="string">
            <text:p>dbStart</text:p>
          </table:table-cell>
          <table:table-cell table:style-name="Default" office:value-type="string">
            <text:p>dbEnd</text:p>
          </table:table-cell>
          <table:table-cell table:style-name="Default" office:value-type="string">
            <text:p>dataStart</text:p>
          </table:table-cell>
          <table:table-cell table:style-name="Default"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1.556461352657">
            <text:p>61.5564613527</text:p>
          </table:table-cell>
          <table:table-cell office:value-type="float" office:value="11.5766729886351">
            <text:p>11.5766729886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office:value-type="float" office:value="81550">
            <text:p>8155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25038580246914">
            <text:p>0.3250385802</text:p>
          </table:table-cell>
          <table:table-cell office:value-type="float" office:value="0.0754019317885423">
            <text:p>0.0754019318</text:p>
          </table:table-cell>
          <table:table-cell office:value-type="float" office:value="0.208333333333333">
            <text:p>0.2083333333</text:p>
          </table:table-cell>
          <table:table-cell office:value-type="float" office:value="0.399305555555556">
            <text:p>0.3993055556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 Avon Road</text:p>
          </table:table-cell>
          <table:table-cell office:value-type="string">
            <text:p>2012-01-13 12:3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2-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2514092446449">
            <text:p>21.2514092446</text:p>
          </table:table-cell>
          <table:table-cell office:value-type="float" office:value="5.62891075227376">
            <text:p>5.6289107523</text:p>
          </table:table-cell>
          <table:table-cell office:value-type="float" office:value="11.978579481398">
            <text:p>11.9785794814</text:p>
          </table:table-cell>
          <table:table-cell office:value-type="float" office:value="23.6753100338219">
            <text:p>23.6753100338</text:p>
          </table:table-cell>
          <table:table-cell office:value-type="float" office:value="12441">
            <text:p>1244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 Southam Gardens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3 St Peter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8 Hasting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1-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.63413742690058">
            <text:p>5.6341374269</text:p>
          </table:table-cell>
          <table:table-cell office:value-type="float" office:value="0.00943709392350762">
            <text:p>0.0094370939</text:p>
          </table:table-cell>
          <table:table-cell office:value-type="float" office:value="5.62865497076023">
            <text:p>5.6286549708</text:p>
          </table:table-cell>
          <table:table-cell office:value-type="float" office:value="5.6469298245614">
            <text:p>5.6469298246</text:p>
          </table:table-cell>
          <table:table-cell office:value-type="float" office:value="6166">
            <text:p>6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office:value-type="string">
            <text:p>2012-02-09</text:p>
          </table:table-cell>
          <table:table-cell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26068376068">
            <text:p>99.9626068376</text:p>
          </table:table-cell>
          <table:table-cell office:value-type="float" office:value="0.0405068132695047">
            <text:p>0.0405068133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office:value-type="float" office:value="56139">
            <text:p>561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08</text:p>
          </table:table-cell>
          <table:table-cell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58366504496535">
            <text:p>2.583665045</text:p>
          </table:table-cell>
          <table:table-cell office:value-type="float" office:value="0.0486756974191791">
            <text:p>0.0486756974</text:p>
          </table:table-cell>
          <table:table-cell office:value-type="float" office:value="2.47678018575851">
            <text:p>2.4767801858</text:p>
          </table:table-cell>
          <table:table-cell office:value-type="float" office:value="2.6186790505676">
            <text:p>2.6186790506</text:p>
          </table:table-cell>
          <table:table-cell office:value-type="float" office:value="4206">
            <text:p>4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21</text:p>
          </table:table-cell>
          <table:table-cell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364232380258605">
            <text:p>0.036423238</text:p>
          </table:table-cell>
          <table:table-cell office:value-type="float" office:value="0.00576900922987562">
            <text:p>0.0057690092</text:p>
          </table:table-cell>
          <table:table-cell office:value-type="float" office:value="0.0257997936016512">
            <text:p>0.0257997936</text:p>
          </table:table-cell>
          <table:table-cell office:value-type="float" office:value="0.0386996904024768">
            <text:p>0.038699690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08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00456621005">
            <text:p>79.9600456621</text:p>
          </table:table-cell>
          <table:table-cell office:value-type="float" office:value="0.0437108330358952">
            <text:p>0.043710833</text:p>
          </table:table-cell>
          <table:table-cell office:value-type="float" office:value="79.9034869240349">
            <text:p>79.903486924</text:p>
          </table:table-cell>
          <table:table-cell office:value-type="float" office:value="80.0176421751764">
            <text:p>80.0176421752</text:p>
          </table:table-cell>
          <table:table-cell office:value-type="float" office:value="308198">
            <text:p>3081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21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4365400581154">
            <text:p>76.4365400581</text:p>
          </table:table-cell>
          <table:table-cell office:value-type="float" office:value="5.62086420275253">
            <text:p>5.6208642028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office:value-type="float" office:value="294617">
            <text:p>2946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office:value-type="string">
            <text:p>2012-03-08 00:00:00</text:p>
          </table:table-cell>
          <table:table-cell office:value-type="string">
            <text:p>2012-04-13 22:00:00</text:p>
          </table:table-cell>
          <table:table-cell office:value-type="string">
            <text:p>2012-03-08</text:p>
          </table:table-cell>
          <table:table-cell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.7584106728538">
            <text:p>60.7584106729</text:p>
          </table:table-cell>
          <table:table-cell office:value-type="float" office:value="1.12047951924461">
            <text:p>1.1204795192</text:p>
          </table:table-cell>
          <table:table-cell office:value-type="float" office:value="58.6330239752514">
            <text:p>58.6330239753</text:p>
          </table:table-cell>
          <table:table-cell office:value-type="float" office:value="61.5429234338747">
            <text:p>61.5429234339</text:p>
          </table:table-cell>
          <table:table-cell office:value-type="float" office:value="125697">
            <text:p>1256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office:value-type="string">
            <text:p>2011-12-12 00:00:00</text:p>
          </table:table-cell>
          <table:table-cell office:value-type="string">
            <text:p>2012-02-17 00:00:00</text:p>
          </table:table-cell>
          <table:table-cell office:value-type="string">
            <text:p>2011-12-12</text:p>
          </table:table-cell>
          <table:table-cell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7420033670034">
            <text:p>94.742003367</text:p>
          </table:table-cell>
          <table:table-cell office:value-type="float" office:value="6.47977255027055">
            <text:p>6.4797725503</text:p>
          </table:table-cell>
          <table:table-cell office:value-type="float" office:value="86.6803451178451">
            <text:p>86.6803451178</text:p>
          </table:table-cell>
          <table:table-cell office:value-type="float" office:value="99.9934238215488">
            <text:p>99.9934238215</text:p>
          </table:table-cell>
          <table:table-cell office:value-type="float" office:value="450214">
            <text:p>45021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office:value-type="string">
            <text:p>2011-10-12 00:00:00</text:p>
          </table:table-cell>
          <table:table-cell office:value-type="string">
            <text:p>2011-11-15 00:00:00</text:p>
          </table:table-cell>
          <table:table-cell office:value-type="string">
            <text:p>2011-10-12</text:p>
          </table:table-cell>
          <table:table-cell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905303030303">
            <text:p>99.990530303</text:p>
          </table:table-cell>
          <table:table-cell office:value-type="float" office:value="0.00941106051135984">
            <text:p>0.0094110605</text:p>
          </table:table-cell>
          <table:table-cell office:value-type="float" office:value="99.9789562289562">
            <text:p>99.978956229</text:p>
          </table:table-cell>
          <table:table-cell office:value-type="float" office:value="100">
            <text:p>100</text:p>
          </table:table-cell>
          <table:table-cell office:value-type="float" office:value="190062">
            <text:p>19006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office:value-type="string">
            <text:p>2011-07-21 00:00:00</text:p>
          </table:table-cell>
          <table:table-cell office:value-type="string">
            <text:p>2011-09-08 00:00:00</text:p>
          </table:table-cell>
          <table:table-cell office:value-type="string">
            <text:p>2011-07-21</text:p>
          </table:table-cell>
          <table:table-cell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8.4793636721828">
            <text:p>98.4793636722</text:p>
          </table:table-cell>
          <table:table-cell office:value-type="float" office:value="0.0916394369955058">
            <text:p>0.091639437</text:p>
          </table:table-cell>
          <table:table-cell office:value-type="float" office:value="98.3087384259259">
            <text:p>98.3087384259</text:p>
          </table:table-cell>
          <table:table-cell office:value-type="float" office:value="98.6024305555556">
            <text:p>98.6024305556</text:p>
          </table:table-cell>
          <table:table-cell office:value-type="float" office:value="639848">
            <text:p>63984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office:value-type="string">
            <text:p>2011-08-10 00:00:00</text:p>
          </table:table-cell>
          <table:table-cell office:value-type="string">
            <text:p>2011-08-25 00:00:00</text:p>
          </table:table-cell>
          <table:table-cell office:value-type="string">
            <text:p>2011-08-10</text:p>
          </table:table-cell>
          <table:table-cell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4950396825397">
            <text:p>94.4950396825</text:p>
          </table:table-cell>
          <table:table-cell office:value-type="float" office:value="0.521675905770405">
            <text:p>0.5216759058</text:p>
          </table:table-cell>
          <table:table-cell office:value-type="float" office:value="94.0525793650794">
            <text:p>94.0525793651</text:p>
          </table:table-cell>
          <table:table-cell office:value-type="float" office:value="95.3918650793651">
            <text:p>95.3918650794</text:p>
          </table:table-cell>
          <table:table-cell office:value-type="float" office:value="95251">
            <text:p>9525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office:value-type="string">
            <text:p>2011-02-14 00:00:00</text:p>
          </table:table-cell>
          <table:table-cell office:value-type="string">
            <text:p>2011-03-18 00:00:00</text:p>
          </table:table-cell>
          <table:table-cell office:value-type="string">
            <text:p>2011-02-14</text:p>
          </table:table-cell>
          <table:table-cell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3.7248832410123">
            <text:p>93.724883241</text:p>
          </table:table-cell>
          <table:table-cell office:value-type="float" office:value="10.0812877425822">
            <text:p>10.0812877426</text:p>
          </table:table-cell>
          <table:table-cell office:value-type="float" office:value="65.0582437275986">
            <text:p>65.0582437276</text:p>
          </table:table-cell>
          <table:table-cell office:value-type="float" office:value="98.1873506571087">
            <text:p>98.1873506571</text:p>
          </table:table-cell>
          <table:table-cell office:value-type="float" office:value="552272">
            <text:p>55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33Jodrell</text:p>
          </table:table-cell>
          <table:table-cell office:value-type="string">
            <text:p>2011-03-14 00:00:00</text:p>
          </table:table-cell>
          <table:table-cell office:value-type="string">
            <text:p>2011-04-04 00:00:00</text:p>
          </table:table-cell>
          <table:table-cell office:value-type="string">
            <text:p>2011-03-14</text:p>
          </table:table-cell>
          <table:table-cell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5.7175925925926">
            <text:p>95.7175925926</text:p>
          </table:table-cell>
          <table:table-cell office:value-type="float" office:value="17.7399316245404">
            <text:p>17.7399316245</text:p>
          </table:table-cell>
          <table:table-cell office:value-type="float" office:value="48.8368055555556">
            <text:p>48.8368055556</text:p>
          </table:table-cell>
          <table:table-cell office:value-type="float" office:value="99.2071759259259">
            <text:p>99.2071759259</text:p>
          </table:table-cell>
          <table:table-cell office:value-type="float" office:value="215020">
            <text:p>2150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office:value-type="string">
            <text:p>2011-04-12 00:00:00</text:p>
          </table:table-cell>
          <table:table-cell office:value-type="string">
            <text:p>2011-05-09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4.2881265391859">
            <text:p>74.2881265392</text:p>
          </table:table-cell>
          <table:table-cell office:value-type="float" office:value="22.975600834921">
            <text:p>22.9756008349</text:p>
          </table:table-cell>
          <table:table-cell office:value-type="float" office:value="6.3034188034188">
            <text:p>6.3034188034</text:p>
          </table:table-cell>
          <table:table-cell office:value-type="float" office:value="82.1558938746439">
            <text:p>82.1558938746</text:p>
          </table:table-cell>
          <table:table-cell office:value-type="float" office:value="328199">
            <text:p>32819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office:value-type="string">
            <text:p>2011-04-12 00:00:00</text:p>
          </table:table-cell>
          <table:table-cell office:value-type="string">
            <text:p>2011-05-02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77965747703">
            <text:p>97.3477965748</text:p>
          </table:table-cell>
          <table:table-cell office:value-type="float" office:value="0.396029352382892">
            <text:p>0.3960293524</text:p>
          </table:table-cell>
          <table:table-cell office:value-type="float" office:value="96.3084795321637">
            <text:p>96.3084795322</text:p>
          </table:table-cell>
          <table:table-cell office:value-type="float" office:value="98.2711988304094">
            <text:p>98.2711988304</text:p>
          </table:table-cell>
          <table:table-cell office:value-type="float" office:value="372881">
            <text:p>37288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7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043317395264">
            <text:p>99.8043317395</text:p>
          </table:table-cell>
          <table:table-cell office:value-type="float" office:value="0.319463468531901">
            <text:p>0.3194634685</text:p>
          </table:table-cell>
          <table:table-cell office:value-type="float" office:value="99.0451388888889">
            <text:p>99.0451388889</text:p>
          </table:table-cell>
          <table:table-cell office:value-type="float" office:value="99.9927662037037">
            <text:p>99.9927662037</text:p>
          </table:table-cell>
          <table:table-cell office:value-type="float" office:value="140269">
            <text:p>1402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office:value-type="string">
            <text:p>2011-04-12 00:00:00</text:p>
          </table:table-cell>
          <table:table-cell office:value-type="string">
            <text:p>2011-04-27 00:00:00</text:p>
          </table:table-cell>
          <table:table-cell office:value-type="string">
            <text:p>2011-04-11</text:p>
          </table:table-cell>
          <table:table-cell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9.8909666067685">
            <text:p>99.8909666068</text:p>
          </table:table-cell>
          <table:table-cell office:value-type="float" office:value="0.958290799562989">
            <text:p>0.9582907996</text:p>
          </table:table-cell>
          <table:table-cell office:value-type="float" office:value="96.7757936507936">
            <text:p>96.7757936508</text:p>
          </table:table-cell>
          <table:table-cell office:value-type="float" office:value="100.009920634921">
            <text:p>100.0099206349</text:p>
          </table:table-cell>
          <table:table-cell office:value-type="float" office:value="213463">
            <text:p>2134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8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2.5685616760829">
            <text:p>92.5685616761</text:p>
          </table:table-cell>
          <table:table-cell office:value-type="float" office:value="25.1180914693165">
            <text:p>25.1180914693</text:p>
          </table:table-cell>
          <table:table-cell office:value-type="float" office:value="12.8645833333333">
            <text:p>12.8645833333</text:p>
          </table:table-cell>
          <table:table-cell office:value-type="float" office:value="100.014467592593">
            <text:p>100.0144675926</text:p>
          </table:table-cell>
          <table:table-cell office:value-type="float" office:value="125834">
            <text:p>1258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office:value-type="string">
            <text:p>2010-02-04 00:00:00</text:p>
          </table:table-cell>
          <table:table-cell office:value-type="string">
            <text:p>2010-02-14 00:00:00</text:p>
          </table:table-cell>
          <table:table-cell office:value-type="string">
            <text:p>2010-02-04</text:p>
          </table:table-cell>
          <table:table-cell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4671950991395">
            <text:p>83.4671950991</text:p>
          </table:table-cell>
          <table:table-cell office:value-type="float" office:value="1.1227552161907">
            <text:p>1.1227552162</text:p>
          </table:table-cell>
          <table:table-cell office:value-type="float" office:value="79.8996913580247">
            <text:p>79.899691358</text:p>
          </table:table-cell>
          <table:table-cell office:value-type="float" office:value="84.03420781893">
            <text:p>84.0342078189</text:p>
          </table:table-cell>
          <table:table-cell office:value-type="float" office:value="142789">
            <text:p>14278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8Elliot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1.00879355687">
            <text:p>141.0087935569</text:p>
          </table:table-cell>
          <table:table-cell office:value-type="float" office:value="735.572735460997">
            <text:p>735.572735461</text:p>
          </table:table-cell>
          <table:table-cell office:value-type="float" office:value="100.096153846154">
            <text:p>100.0961538462</text:p>
          </table:table-cell>
          <table:table-cell office:value-type="float" office:value="2752.35042735043">
            <text:p>2752.3504273504</text:p>
          </table:table-cell>
          <table:table-cell office:value-type="float" office:value="343159">
            <text:p>34315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office:value-type="string">
            <text:p>2010-02-19 00:00:00</text:p>
          </table:table-cell>
          <table:table-cell office:value-type="string">
            <text:p>2010-03-05 00:00:00</text:p>
          </table:table-cell>
          <table:table-cell office:value-type="string">
            <text:p>2010-02-19</text:p>
          </table:table-cell>
          <table:table-cell office:value-type="string">
            <text:p>2010-03-0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2.5705828779599">
            <text:p>82.570582878</text:p>
          </table:table-cell>
          <table:table-cell office:value-type="float" office:value="0.283950837363931">
            <text:p>0.2839508374</text:p>
          </table:table-cell>
          <table:table-cell office:value-type="float" office:value="81.650641025641">
            <text:p>81.6506410256</text:p>
          </table:table-cell>
          <table:table-cell office:value-type="float" office:value="82.7083333333333">
            <text:p>82.7083333333</text:p>
          </table:table-cell>
          <table:table-cell office:value-type="float" office:value="188578">
            <text:p>1885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office:value-type="string">
            <text:p>2010-03-15 00:00:00</text:p>
          </table:table-cell>
          <table:table-cell office:value-type="string">
            <text:p>2010-03-29 00:00:00</text:p>
          </table:table-cell>
          <table:table-cell office:value-type="string">
            <text:p>2010-03-15</text:p>
          </table:table-cell>
          <table:table-cell office:value-type="string">
            <text:p>2010-03-2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6.9387601358755">
            <text:p>86.9387601359</text:p>
          </table:table-cell>
          <table:table-cell office:value-type="float" office:value="24.2762326933157">
            <text:p>24.2762326933</text:p>
          </table:table-cell>
          <table:table-cell office:value-type="float" office:value="0.181623931623932">
            <text:p>0.1816239316</text:p>
          </table:table-cell>
          <table:table-cell office:value-type="float" office:value="94.6581196581197">
            <text:p>94.6581196581</text:p>
          </table:table-cell>
          <table:table-cell office:value-type="float" office:value="253889">
            <text:p>253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office:value-type="string">
            <text:p>2010-03-23 00:00:00</text:p>
          </table:table-cell>
          <table:table-cell office:value-type="string">
            <text:p>2010-04-09 00:00:00</text:p>
          </table:table-cell>
          <table:table-cell office:value-type="string">
            <text:p>2010-03-23</text:p>
          </table:table-cell>
          <table:table-cell office:value-type="string">
            <text:p>2010-04-0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9.5170454545455">
            <text:p>99.5170454545</text:p>
          </table:table-cell>
          <table:table-cell office:value-type="float" office:value="0.640521419785921">
            <text:p>0.6405214198</text:p>
          </table:table-cell>
          <table:table-cell office:value-type="float" office:value="97.7249710648148">
            <text:p>97.7249710648</text:p>
          </table:table-cell>
          <table:table-cell office:value-type="float" office:value="99.8553240740741">
            <text:p>99.8553240741</text:p>
          </table:table-cell>
          <table:table-cell office:value-type="float" office:value="252216">
            <text:p>25221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office:value-type="string">
            <text:p>2010-02-28 00:00:00</text:p>
          </table:table-cell>
          <table:table-cell office:value-type="string">
            <text:p>2010-03-19 00:00:00</text:p>
          </table:table-cell>
          <table:table-cell office:value-type="string">
            <text:p>2010-02-26</text:p>
          </table:table-cell>
          <table:table-cell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097853535354">
            <text:p>100.0978535354</text:p>
          </table:table-cell>
          <table:table-cell office:value-type="float" office:value="0.052180883345333">
            <text:p>0.0521808833</text:p>
          </table:table-cell>
          <table:table-cell office:value-type="float" office:value="99.9967849794239">
            <text:p>99.9967849794</text:p>
          </table:table-cell>
          <table:table-cell office:value-type="float" office:value="100.163966049383">
            <text:p>100.1639660494</text:p>
          </table:table-cell>
          <table:table-cell office:value-type="float" office:value="285399">
            <text:p>28539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0 Elliot Summer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081797542735">
            <text:p>100.0817975427</text:p>
          </table:table-cell>
          <table:table-cell office:value-type="float" office:value="0.0346404100126933">
            <text:p>0.03464041</text:p>
          </table:table-cell>
          <table:table-cell office:value-type="float" office:value="100.010683760684">
            <text:p>100.0106837607</text:p>
          </table:table-cell>
          <table:table-cell office:value-type="float" office:value="100.122863247863">
            <text:p>100.1228632479</text:p>
          </table:table-cell>
          <table:table-cell office:value-type="float" office:value="239812">
            <text:p>2398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0 Elliot Winter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ston Lane</text:p>
          </table:table-cell>
          <table:table-cell table:number-columns-repeated="2" table:style-name="Default" office:value-type="string">
            <text:p>NA</text:p>
          </table:table-cell>
          <table:table-cell office:value-type="string">
            <text:p>2010-07-13</text:p>
          </table:table-cell>
          <table:table-cell office:value-type="string">
            <text:p>2011-03-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0.2368634369636">
            <text:p>40.236863437</text:p>
          </table:table-cell>
          <table:table-cell office:value-type="float" office:value="58.8270102393729">
            <text:p>58.8270102394</text:p>
          </table:table-cell>
          <table:table-cell office:value-type="float" office:value="0.00283446712018141">
            <text:p>0.0028344671</text:p>
          </table:table-cell>
          <table:table-cell office:value-type="float" office:value="310.412414965986">
            <text:p>310.412414966</text:p>
          </table:table-cell>
          <table:table-cell office:value-type="float" office:value="3037851">
            <text:p>303785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-site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-26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0.0064805883771">
            <text:p>60.0064805884</text:p>
          </table:table-cell>
          <table:table-cell office:value-type="float" office:value="15.8171793147158">
            <text:p>15.8171793147</text:p>
          </table:table-cell>
          <table:table-cell office:value-type="float" office:value="20.966070966071">
            <text:p>20.9660709661</text:p>
          </table:table-cell>
          <table:table-cell office:value-type="float" office:value="72.1590909090909">
            <text:p>72.1590909091</text:p>
          </table:table-cell>
          <table:table-cell office:value-type="float" office:value="716679">
            <text:p>71667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-27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.2009336149961">
            <text:p>59.200933615</text:p>
          </table:table-cell>
          <table:table-cell office:value-type="float" office:value="19.2254780988611">
            <text:p>19.2254780989</text:p>
          </table:table-cell>
          <table:table-cell office:value-type="float" office:value="9.60810023310023">
            <text:p>9.6081002331</text:p>
          </table:table-cell>
          <table:table-cell office:value-type="float" office:value="72.350912975913">
            <text:p>72.3509129759</text:p>
          </table:table-cell>
          <table:table-cell office:value-type="float" office:value="780202">
            <text:p>78020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-28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7.2157472157472">
            <text:p>47.2157472157</text:p>
          </table:table-cell>
          <table:table-cell office:value-type="float" office:value="24.7323259578739">
            <text:p>24.7323259579</text:p>
          </table:table-cell>
          <table:table-cell office:value-type="float" office:value="0.0922688422688423">
            <text:p>0.0922688423</text:p>
          </table:table-cell>
          <table:table-cell office:value-type="float" office:value="62.5841750841751">
            <text:p>62.5841750842</text:p>
          </table:table-cell>
          <table:table-cell office:value-type="float" office:value="350016">
            <text:p>3500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-29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8533622174927">
            <text:p>49.8533622175</text:p>
          </table:table-cell>
          <table:table-cell office:value-type="float" office:value="20.9901880094526">
            <text:p>20.9901880095</text:p>
          </table:table-cell>
          <table:table-cell office:value-type="float" office:value="7.08284770784771">
            <text:p>7.0828477078</text:p>
          </table:table-cell>
          <table:table-cell office:value-type="float" office:value="62.6950595700596">
            <text:p>62.6950595701</text:p>
          </table:table-cell>
          <table:table-cell office:value-type="float" office:value="472227">
            <text:p>47222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-30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8.4093442789095">
            <text:p>58.4093442789</text:p>
          </table:table-cell>
          <table:table-cell office:value-type="float" office:value="6.22673650030011">
            <text:p>6.2267365003</text:p>
          </table:table-cell>
          <table:table-cell office:value-type="float" office:value="46.0858585858586">
            <text:p>46.0858585859</text:p>
          </table:table-cell>
          <table:table-cell office:value-type="float" office:value="64.2215423465423">
            <text:p>64.2215423465</text:p>
          </table:table-cell>
          <table:table-cell office:value-type="float" office:value="553272">
            <text:p>55327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-31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9318012904969">
            <text:p>49.9318012905</text:p>
          </table:table-cell>
          <table:table-cell office:value-type="float" office:value="15.0320844221868">
            <text:p>15.0320844222</text:p>
          </table:table-cell>
          <table:table-cell office:value-type="float" office:value="22.9215229215229">
            <text:p>22.9215229215</text:p>
          </table:table-cell>
          <table:table-cell office:value-type="float" office:value="63.8233294483294">
            <text:p>63.8233294483</text:p>
          </table:table-cell>
          <table:table-cell office:value-type="float" office:value="472970">
            <text:p>47297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-32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8620654707611">
            <text:p>57.8620654708</text:p>
          </table:table-cell>
          <table:table-cell office:value-type="float" office:value="10.8220513841031">
            <text:p>10.8220513841</text:p>
          </table:table-cell>
          <table:table-cell office:value-type="float" office:value="38.3012820512821">
            <text:p>38.3012820513</text:p>
          </table:table-cell>
          <table:table-cell office:value-type="float" office:value="72.3946192696193">
            <text:p>72.3946192696</text:p>
          </table:table-cell>
          <table:table-cell office:value-type="float" office:value="548088">
            <text:p>54808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-33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4.1848037228472">
            <text:p>64.1848037228</text:p>
          </table:table-cell>
          <table:table-cell office:value-type="float" office:value="9.84688235653556">
            <text:p>9.8468823565</text:p>
          </table:table-cell>
          <table:table-cell office:value-type="float" office:value="53.0052123802124">
            <text:p>53.0052123802</text:p>
          </table:table-cell>
          <table:table-cell office:value-type="float" office:value="72.6835664335664">
            <text:p>72.6835664336</text:p>
          </table:table-cell>
          <table:table-cell office:value-type="float" office:value="607979">
            <text:p>60797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-34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3.7175686632208">
            <text:p>53.7175686632</text:p>
          </table:table-cell>
          <table:table-cell office:value-type="float" office:value="22.8606166360281">
            <text:p>22.860616636</text:p>
          </table:table-cell>
          <table:table-cell office:value-type="float" office:value="3.41151903651904">
            <text:p>3.4115190365</text:p>
          </table:table-cell>
          <table:table-cell office:value-type="float" office:value="72.9870823620824">
            <text:p>72.9870823621</text:p>
          </table:table-cell>
          <table:table-cell office:value-type="float" office:value="508830">
            <text:p>50883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-35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5.8631887436235">
            <text:p>55.8631887436</text:p>
          </table:table-cell>
          <table:table-cell office:value-type="float" office:value="8.86254266358984">
            <text:p>8.8625426636</text:p>
          </table:table-cell>
          <table:table-cell office:value-type="float" office:value="43.1542994042994">
            <text:p>43.1542994043</text:p>
          </table:table-cell>
          <table:table-cell office:value-type="float" office:value="63.6954480704481">
            <text:p>63.6954480704</text:p>
          </table:table-cell>
          <table:table-cell office:value-type="float" office:value="529154">
            <text:p>52915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-36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.8593171534348">
            <text:p>31.8593171534</text:p>
          </table:table-cell>
          <table:table-cell office:value-type="float" office:value="18.0535069798438">
            <text:p>18.0535069798</text:p>
          </table:table-cell>
          <table:table-cell office:value-type="float" office:value="4.71542346542347">
            <text:p>4.7154234654</text:p>
          </table:table-cell>
          <table:table-cell office:value-type="float" office:value="51.5297202797203">
            <text:p>51.5297202797</text:p>
          </table:table-cell>
          <table:table-cell office:value-type="float" office:value="223056">
            <text:p>22305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-37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3.6112377960204">
            <text:p>63.611237796</text:p>
          </table:table-cell>
          <table:table-cell office:value-type="float" office:value="9.78573612542047">
            <text:p>9.7857361254</text:p>
          </table:table-cell>
          <table:table-cell office:value-type="float" office:value="47.4545130795131">
            <text:p>47.4545130795</text:p>
          </table:table-cell>
          <table:table-cell office:value-type="float" office:value="72.5801282051282">
            <text:p>72.5801282051</text:p>
          </table:table-cell>
          <table:table-cell office:value-type="float" office:value="602546">
            <text:p>60254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-38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7153587153587">
            <text:p>33.7153587154</text:p>
          </table:table-cell>
          <table:table-cell office:value-type="float" office:value="6.92485785068448">
            <text:p>6.9248578507</text:p>
          </table:table-cell>
          <table:table-cell office:value-type="float" office:value="29.2524605024605">
            <text:p>29.2524605025</text:p>
          </table:table-cell>
          <table:table-cell office:value-type="float" office:value="44.0462315462315">
            <text:p>44.0462315462</text:p>
          </table:table-cell>
          <table:table-cell office:value-type="float" office:value="166624">
            <text:p>16662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-39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8.7036834693085">
            <text:p>48.7036834693</text:p>
          </table:table-cell>
          <table:table-cell office:value-type="float" office:value="16.278328635363">
            <text:p>16.2783286354</text:p>
          </table:table-cell>
          <table:table-cell office:value-type="float" office:value="22.8567728567729">
            <text:p>22.8567728568</text:p>
          </table:table-cell>
          <table:table-cell office:value-type="float" office:value="63.663073038073">
            <text:p>63.6630730381</text:p>
          </table:table-cell>
          <table:table-cell office:value-type="float" office:value="481395">
            <text:p>48139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-40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3.6576306834927">
            <text:p>63.6576306835</text:p>
          </table:table-cell>
          <table:table-cell office:value-type="float" office:value="2.82214320856775">
            <text:p>2.8221432086</text:p>
          </table:table-cell>
          <table:table-cell office:value-type="float" office:value="56.0824592074592">
            <text:p>56.0824592075</text:p>
          </table:table-cell>
          <table:table-cell office:value-type="float" office:value="64.7824397824398">
            <text:p>64.7824397824</text:p>
          </table:table-cell>
          <table:table-cell office:value-type="float" office:value="760286">
            <text:p>76028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-41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591588966589">
            <text:p>54.5915889666</text:p>
          </table:table-cell>
          <table:table-cell office:value-type="float" office:value="24.1317799484405">
            <text:p>24.1317799484</text:p>
          </table:table-cell>
          <table:table-cell office:value-type="float" office:value="0.00728438228438228">
            <text:p>0.0072843823</text:p>
          </table:table-cell>
          <table:table-cell office:value-type="float" office:value="64.634324009324">
            <text:p>64.6343240093</text:p>
          </table:table-cell>
          <table:table-cell office:value-type="float" office:value="472143">
            <text:p>47214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-42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3258824508824">
            <text:p>54.3258824509</text:p>
          </table:table-cell>
          <table:table-cell office:value-type="float" office:value="23.9693928184662">
            <text:p>23.9693928185</text:p>
          </table:table-cell>
          <table:table-cell office:value-type="float" office:value="0.257381507381507">
            <text:p>0.2573815074</text:p>
          </table:table-cell>
          <table:table-cell office:value-type="float" office:value="64.6100427350427">
            <text:p>64.610042735</text:p>
          </table:table-cell>
          <table:table-cell office:value-type="float" office:value="469845">
            <text:p>46984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-43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9147166867955">
            <text:p>57.9147166868</text:p>
          </table:table-cell>
          <table:table-cell office:value-type="float" office:value="39.6704862975388">
            <text:p>39.6704862975</text:p>
          </table:table-cell>
          <table:table-cell office:value-type="float" office:value="1.94267618312757">
            <text:p>1.9426761831</text:p>
          </table:table-cell>
          <table:table-cell office:value-type="float" office:value="95.1533564814815">
            <text:p>95.1533564815</text:p>
          </table:table-cell>
          <table:table-cell office:value-type="float" office:value="552423">
            <text:p>55242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-44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6.3408313204509">
            <text:p>66.3408313205</text:p>
          </table:table-cell>
          <table:table-cell office:value-type="float" office:value="29.5811790633218">
            <text:p>29.5811790633</text:p>
          </table:table-cell>
          <table:table-cell office:value-type="float" office:value="35.8265817901235">
            <text:p>35.8265817901</text:p>
          </table:table-cell>
          <table:table-cell office:value-type="float" office:value="95.5190650720165">
            <text:p>95.519065072</text:p>
          </table:table-cell>
          <table:table-cell office:value-type="float" office:value="632796">
            <text:p>63279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-45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5.6828703703704">
            <text:p>75.6828703704</text:p>
          </table:table-cell>
          <table:table-cell office:value-type="float" office:value="33.8670974303648">
            <text:p>33.8670974304</text:p>
          </table:table-cell>
          <table:table-cell office:value-type="float" office:value="15.0390625">
            <text:p>15.0390625</text:p>
          </table:table-cell>
          <table:table-cell office:value-type="float" office:value="98.1433256172839">
            <text:p>98.1433256173</text:p>
          </table:table-cell>
          <table:table-cell office:value-type="float" office:value="627744">
            <text:p>62774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-46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.3398835882984">
            <text:p>50.3398835883</text:p>
          </table:table-cell>
          <table:table-cell office:value-type="float" office:value="51.016628873679">
            <text:p>51.0166288737</text:p>
          </table:table-cell>
          <table:table-cell office:value-type="float" office:value="0.144675925925926">
            <text:p>0.1446759259</text:p>
          </table:table-cell>
          <table:table-cell office:value-type="float" office:value="98.0758101851852">
            <text:p>98.0758101852</text:p>
          </table:table-cell>
          <table:table-cell office:value-type="float" office:value="480170">
            <text:p>4801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-47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5.6975790895062">
            <text:p>85.6975790895</text:p>
          </table:table-cell>
          <table:table-cell office:value-type="float" office:value="24.2569027588626">
            <text:p>24.2569027589</text:p>
          </table:table-cell>
          <table:table-cell office:value-type="float" office:value="49.3127893518519">
            <text:p>49.3127893519</text:p>
          </table:table-cell>
          <table:table-cell office:value-type="float" office:value="97.9769483024691">
            <text:p>97.9769483025</text:p>
          </table:table-cell>
          <table:table-cell office:value-type="float" office:value="426486">
            <text:p>42648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-48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.2446469907407">
            <text:p>67.2446469907</text:p>
          </table:table-cell>
          <table:table-cell office:value-type="float" office:value="34.5066906059665">
            <text:p>34.506690606</text:p>
          </table:table-cell>
          <table:table-cell office:value-type="float" office:value="21.0648148148148">
            <text:p>21.0648148148</text:p>
          </table:table-cell>
          <table:table-cell office:value-type="float" office:value="97.9142554012346">
            <text:p>97.9142554012</text:p>
          </table:table-cell>
          <table:table-cell office:value-type="float" office:value="557754">
            <text:p>557754</text:p>
          </table:table-cell>
          <table:table-cell office:value-type="float" office:value="136">
            <text:p>136</text:p>
          </table:table-cell>
        </table:table-row>
      </table:table>
      <table:table table:name="Sheet1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22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bStart</text:p>
          </table:table-cell>
          <table:table-cell table:style-name="Default" office:value-type="string">
            <text:p>dbEnd</text:p>
          </table:table-cell>
          <table:table-cell office:value-type="string">
            <text:p>dataStart</text:p>
          </table:table-cell>
          <table:table-cell table:style-name="Default" office:value-type="string">
            <text:p>dataEnd</text:p>
          </table:table-cell>
          <table:table-cell table:style-name="Default"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-site</text:p>
          </table:table-cell>
          <table:table-cell table:style-name="Default" office:value-type="string">
            <text:p>NA</text:p>
          </table:table-cell>
          <table:table-cell office:value-type="string">
            <text:p>NA</text:p>
          </table:table-cell>
          <table:table-cell table:number-columns-repeated="2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-26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0.0064805883771">
            <text:p>60.0064805884</text:p>
          </table:table-cell>
          <table:table-cell office:value-type="float" office:value="15.8171793147158">
            <text:p>15.8171793147</text:p>
          </table:table-cell>
          <table:table-cell office:value-type="float" office:value="20.966070966071">
            <text:p>20.9660709661</text:p>
          </table:table-cell>
          <table:table-cell office:value-type="float" office:value="72.1590909090909">
            <text:p>72.1590909091</text:p>
          </table:table-cell>
          <table:table-cell office:value-type="float" office:value="716679">
            <text:p>71667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-27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.2009336149961">
            <text:p>59.200933615</text:p>
          </table:table-cell>
          <table:table-cell office:value-type="float" office:value="19.2254780988611">
            <text:p>19.2254780989</text:p>
          </table:table-cell>
          <table:table-cell office:value-type="float" office:value="9.60810023310023">
            <text:p>9.6081002331</text:p>
          </table:table-cell>
          <table:table-cell office:value-type="float" office:value="72.350912975913">
            <text:p>72.3509129759</text:p>
          </table:table-cell>
          <table:table-cell office:value-type="float" office:value="780202">
            <text:p>78020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-28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7.2157472157472">
            <text:p>47.2157472157</text:p>
          </table:table-cell>
          <table:table-cell office:value-type="float" office:value="24.7323259578739">
            <text:p>24.7323259579</text:p>
          </table:table-cell>
          <table:table-cell office:value-type="float" office:value="0.0922688422688423">
            <text:p>0.0922688423</text:p>
          </table:table-cell>
          <table:table-cell office:value-type="float" office:value="62.5841750841751">
            <text:p>62.5841750842</text:p>
          </table:table-cell>
          <table:table-cell office:value-type="float" office:value="350016">
            <text:p>3500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-29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8533622174927">
            <text:p>49.8533622175</text:p>
          </table:table-cell>
          <table:table-cell office:value-type="float" office:value="20.9901880094526">
            <text:p>20.9901880095</text:p>
          </table:table-cell>
          <table:table-cell office:value-type="float" office:value="7.08284770784771">
            <text:p>7.0828477078</text:p>
          </table:table-cell>
          <table:table-cell office:value-type="float" office:value="62.6950595700596">
            <text:p>62.6950595701</text:p>
          </table:table-cell>
          <table:table-cell office:value-type="float" office:value="472227">
            <text:p>47222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-30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8.4093442789095">
            <text:p>58.4093442789</text:p>
          </table:table-cell>
          <table:table-cell office:value-type="float" office:value="6.22673650030011">
            <text:p>6.2267365003</text:p>
          </table:table-cell>
          <table:table-cell office:value-type="float" office:value="46.0858585858586">
            <text:p>46.0858585859</text:p>
          </table:table-cell>
          <table:table-cell office:value-type="float" office:value="64.2215423465423">
            <text:p>64.2215423465</text:p>
          </table:table-cell>
          <table:table-cell office:value-type="float" office:value="553272">
            <text:p>55327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-31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9318012904969">
            <text:p>49.9318012905</text:p>
          </table:table-cell>
          <table:table-cell office:value-type="float" office:value="15.0320844221868">
            <text:p>15.0320844222</text:p>
          </table:table-cell>
          <table:table-cell office:value-type="float" office:value="22.9215229215229">
            <text:p>22.9215229215</text:p>
          </table:table-cell>
          <table:table-cell office:value-type="float" office:value="63.8233294483294">
            <text:p>63.8233294483</text:p>
          </table:table-cell>
          <table:table-cell office:value-type="float" office:value="472970">
            <text:p>47297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-32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8620654707611">
            <text:p>57.8620654708</text:p>
          </table:table-cell>
          <table:table-cell office:value-type="float" office:value="10.8220513841031">
            <text:p>10.8220513841</text:p>
          </table:table-cell>
          <table:table-cell office:value-type="float" office:value="38.3012820512821">
            <text:p>38.3012820513</text:p>
          </table:table-cell>
          <table:table-cell office:value-type="float" office:value="72.3946192696193">
            <text:p>72.3946192696</text:p>
          </table:table-cell>
          <table:table-cell office:value-type="float" office:value="548088">
            <text:p>54808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-33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4.1848037228472">
            <text:p>64.1848037228</text:p>
          </table:table-cell>
          <table:table-cell office:value-type="float" office:value="9.84688235653556">
            <text:p>9.8468823565</text:p>
          </table:table-cell>
          <table:table-cell office:value-type="float" office:value="53.0052123802124">
            <text:p>53.0052123802</text:p>
          </table:table-cell>
          <table:table-cell office:value-type="float" office:value="72.6835664335664">
            <text:p>72.6835664336</text:p>
          </table:table-cell>
          <table:table-cell office:value-type="float" office:value="607979">
            <text:p>60797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-34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3.7175686632208">
            <text:p>53.7175686632</text:p>
          </table:table-cell>
          <table:table-cell office:value-type="float" office:value="22.8606166360281">
            <text:p>22.860616636</text:p>
          </table:table-cell>
          <table:table-cell office:value-type="float" office:value="3.41151903651904">
            <text:p>3.4115190365</text:p>
          </table:table-cell>
          <table:table-cell office:value-type="float" office:value="72.9870823620824">
            <text:p>72.9870823621</text:p>
          </table:table-cell>
          <table:table-cell office:value-type="float" office:value="508830">
            <text:p>50883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-35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5.8631887436235">
            <text:p>55.8631887436</text:p>
          </table:table-cell>
          <table:table-cell office:value-type="float" office:value="8.86254266358984">
            <text:p>8.8625426636</text:p>
          </table:table-cell>
          <table:table-cell office:value-type="float" office:value="43.1542994042994">
            <text:p>43.1542994043</text:p>
          </table:table-cell>
          <table:table-cell office:value-type="float" office:value="63.6954480704481">
            <text:p>63.6954480704</text:p>
          </table:table-cell>
          <table:table-cell office:value-type="float" office:value="529154">
            <text:p>52915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-36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.8593171534348">
            <text:p>31.8593171534</text:p>
          </table:table-cell>
          <table:table-cell office:value-type="float" office:value="18.0535069798438">
            <text:p>18.0535069798</text:p>
          </table:table-cell>
          <table:table-cell office:value-type="float" office:value="4.71542346542347">
            <text:p>4.7154234654</text:p>
          </table:table-cell>
          <table:table-cell office:value-type="float" office:value="51.5297202797203">
            <text:p>51.5297202797</text:p>
          </table:table-cell>
          <table:table-cell office:value-type="float" office:value="223056">
            <text:p>22305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-37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3.6112377960204">
            <text:p>63.611237796</text:p>
          </table:table-cell>
          <table:table-cell office:value-type="float" office:value="9.78573612542047">
            <text:p>9.7857361254</text:p>
          </table:table-cell>
          <table:table-cell office:value-type="float" office:value="47.4545130795131">
            <text:p>47.4545130795</text:p>
          </table:table-cell>
          <table:table-cell office:value-type="float" office:value="72.5801282051282">
            <text:p>72.5801282051</text:p>
          </table:table-cell>
          <table:table-cell office:value-type="float" office:value="602546">
            <text:p>60254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-38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7153587153587">
            <text:p>33.7153587154</text:p>
          </table:table-cell>
          <table:table-cell office:value-type="float" office:value="6.92485785068448">
            <text:p>6.9248578507</text:p>
          </table:table-cell>
          <table:table-cell office:value-type="float" office:value="29.2524605024605">
            <text:p>29.2524605025</text:p>
          </table:table-cell>
          <table:table-cell office:value-type="float" office:value="44.0462315462315">
            <text:p>44.0462315462</text:p>
          </table:table-cell>
          <table:table-cell office:value-type="float" office:value="166624">
            <text:p>16662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-39</text:p>
          </table:table-cell>
          <table:table-cell table:style-name="Default" office:value-type="string">
            <text:p>NA</text:p>
          </table:table-cell>
          <table:table-cell office:value-type="string">
            <text:p>NA</text:p>
          </table:table-cell>
          <table:table-cell table:number-columns-repeated="2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-40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3.6576306834927">
            <text:p>63.6576306835</text:p>
          </table:table-cell>
          <table:table-cell office:value-type="float" office:value="2.82214320856775">
            <text:p>2.8221432086</text:p>
          </table:table-cell>
          <table:table-cell office:value-type="float" office:value="56.0824592074592">
            <text:p>56.0824592075</text:p>
          </table:table-cell>
          <table:table-cell office:value-type="float" office:value="64.7824397824398">
            <text:p>64.7824397824</text:p>
          </table:table-cell>
          <table:table-cell office:value-type="float" office:value="760286">
            <text:p>76028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-41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591588966589">
            <text:p>54.5915889666</text:p>
          </table:table-cell>
          <table:table-cell office:value-type="float" office:value="24.1317799484405">
            <text:p>24.1317799484</text:p>
          </table:table-cell>
          <table:table-cell office:value-type="float" office:value="0.00728438228438228">
            <text:p>0.0072843823</text:p>
          </table:table-cell>
          <table:table-cell office:value-type="float" office:value="64.634324009324">
            <text:p>64.6343240093</text:p>
          </table:table-cell>
          <table:table-cell office:value-type="float" office:value="472143">
            <text:p>47214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-42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3258824508824">
            <text:p>54.3258824509</text:p>
          </table:table-cell>
          <table:table-cell office:value-type="float" office:value="23.9693928184662">
            <text:p>23.9693928185</text:p>
          </table:table-cell>
          <table:table-cell office:value-type="float" office:value="0.257381507381507">
            <text:p>0.2573815074</text:p>
          </table:table-cell>
          <table:table-cell office:value-type="float" office:value="64.6100427350427">
            <text:p>64.610042735</text:p>
          </table:table-cell>
          <table:table-cell office:value-type="float" office:value="469845">
            <text:p>46984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-43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9147166867955">
            <text:p>57.9147166868</text:p>
          </table:table-cell>
          <table:table-cell office:value-type="float" office:value="39.6704862975388">
            <text:p>39.6704862975</text:p>
          </table:table-cell>
          <table:table-cell office:value-type="float" office:value="1.94267618312757">
            <text:p>1.9426761831</text:p>
          </table:table-cell>
          <table:table-cell office:value-type="float" office:value="95.1533564814815">
            <text:p>95.1533564815</text:p>
          </table:table-cell>
          <table:table-cell office:value-type="float" office:value="552423">
            <text:p>55242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-44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6.3408313204509">
            <text:p>66.3408313205</text:p>
          </table:table-cell>
          <table:table-cell office:value-type="float" office:value="29.5811790633218">
            <text:p>29.5811790633</text:p>
          </table:table-cell>
          <table:table-cell office:value-type="float" office:value="35.8265817901235">
            <text:p>35.8265817901</text:p>
          </table:table-cell>
          <table:table-cell office:value-type="float" office:value="95.5190650720165">
            <text:p>95.519065072</text:p>
          </table:table-cell>
          <table:table-cell office:value-type="float" office:value="632796">
            <text:p>63279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-45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5.6828703703704">
            <text:p>75.6828703704</text:p>
          </table:table-cell>
          <table:table-cell office:value-type="float" office:value="33.8670974303648">
            <text:p>33.8670974304</text:p>
          </table:table-cell>
          <table:table-cell office:value-type="float" office:value="15.0390625">
            <text:p>15.0390625</text:p>
          </table:table-cell>
          <table:table-cell office:value-type="float" office:value="98.1433256172839">
            <text:p>98.1433256173</text:p>
          </table:table-cell>
          <table:table-cell office:value-type="float" office:value="627744">
            <text:p>62774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-46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.3398835882984">
            <text:p>50.3398835883</text:p>
          </table:table-cell>
          <table:table-cell office:value-type="float" office:value="51.016628873679">
            <text:p>51.0166288737</text:p>
          </table:table-cell>
          <table:table-cell office:value-type="float" office:value="0.144675925925926">
            <text:p>0.1446759259</text:p>
          </table:table-cell>
          <table:table-cell office:value-type="float" office:value="98.0758101851852">
            <text:p>98.0758101852</text:p>
          </table:table-cell>
          <table:table-cell office:value-type="float" office:value="480170">
            <text:p>4801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-47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5.6975790895062">
            <text:p>85.6975790895</text:p>
          </table:table-cell>
          <table:table-cell office:value-type="float" office:value="24.2569027588626">
            <text:p>24.2569027589</text:p>
          </table:table-cell>
          <table:table-cell office:value-type="float" office:value="49.3127893518519">
            <text:p>49.3127893519</text:p>
          </table:table-cell>
          <table:table-cell office:value-type="float" office:value="97.9769483024691">
            <text:p>97.9769483025</text:p>
          </table:table-cell>
          <table:table-cell office:value-type="float" office:value="426486">
            <text:p>42648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-48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.2446469907407">
            <text:p>67.2446469907</text:p>
          </table:table-cell>
          <table:table-cell office:value-type="float" office:value="34.5066906059665">
            <text:p>34.506690606</text:p>
          </table:table-cell>
          <table:table-cell office:value-type="float" office:value="21.0648148148148">
            <text:p>21.0648148148</text:p>
          </table:table-cell>
          <table:table-cell office:value-type="float" office:value="97.9142554012346">
            <text:p>97.9142554012</text:p>
          </table:table-cell>
          <table:table-cell office:value-type="float" office:value="557754">
            <text:p>557754</text:p>
          </table:table-cell>
          <table:table-cell office:value-type="float" office:value="136">
            <text:p>136</text:p>
          </table:table-cell>
        </table:table-row>
      </table:table>
      <table:table table:name="Sheet1_2" table:style-name="ta1">
        <table:table-column table:style-name="co1" table:default-cell-style-name="Default"/>
        <table:table-column table:style-name="co23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2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bStart</text:p>
          </table:table-cell>
          <table:table-cell table:style-name="Default" office:value-type="string">
            <text:p>dbEnd</text:p>
          </table:table-cell>
          <table:table-cell table:style-name="Default" office:value-type="string">
            <text:p>dataStart</text:p>
          </table:table-cell>
          <table:table-cell table:style-name="Default" office:value-type="string">
            <text:p>dataEnd</text:p>
          </table:table-cell>
          <table:table-cell table:style-name="Default"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office:value-type="string">
            <text:p>2011-02-14 00:00:00</text:p>
          </table:table-cell>
          <table:table-cell office:value-type="string">
            <text:p>2011-03-18 00:00:00</text:p>
          </table:table-cell>
          <table:table-cell office:value-type="string">
            <text:p>2011-02-14</text:p>
          </table:table-cell>
          <table:table-cell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3.7248832410123">
            <text:p>93.724883241</text:p>
          </table:table-cell>
          <table:table-cell office:value-type="float" office:value="10.0812877425822">
            <text:p>10.0812877426</text:p>
          </table:table-cell>
          <table:table-cell office:value-type="float" office:value="65.0582437275986">
            <text:p>65.0582437276</text:p>
          </table:table-cell>
          <table:table-cell office:value-type="float" office:value="98.1873506571087">
            <text:p>98.1873506571</text:p>
          </table:table-cell>
          <table:table-cell office:value-type="float" office:value="552272">
            <text:p>55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33Jodrell</text:p>
          </table:table-cell>
          <table:table-cell office:value-type="string">
            <text:p>2011-03-14 00:00:00</text:p>
          </table:table-cell>
          <table:table-cell office:value-type="string">
            <text:p>2011-04-04 00:00:00</text:p>
          </table:table-cell>
          <table:table-cell office:value-type="string">
            <text:p>2011-03-14</text:p>
          </table:table-cell>
          <table:table-cell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5.7175925925926">
            <text:p>95.7175925926</text:p>
          </table:table-cell>
          <table:table-cell office:value-type="float" office:value="17.7399316245404">
            <text:p>17.7399316245</text:p>
          </table:table-cell>
          <table:table-cell office:value-type="float" office:value="48.8368055555556">
            <text:p>48.8368055556</text:p>
          </table:table-cell>
          <table:table-cell office:value-type="float" office:value="99.2071759259259">
            <text:p>99.2071759259</text:p>
          </table:table-cell>
          <table:table-cell office:value-type="float" office:value="215020">
            <text:p>2150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office:value-type="string">
            <text:p>2011-04-12 00:00:00</text:p>
          </table:table-cell>
          <table:table-cell office:value-type="string">
            <text:p>2011-05-09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4.2881265391859">
            <text:p>74.2881265392</text:p>
          </table:table-cell>
          <table:table-cell office:value-type="float" office:value="22.975600834921">
            <text:p>22.9756008349</text:p>
          </table:table-cell>
          <table:table-cell office:value-type="float" office:value="6.3034188034188">
            <text:p>6.3034188034</text:p>
          </table:table-cell>
          <table:table-cell office:value-type="float" office:value="82.1558938746439">
            <text:p>82.1558938746</text:p>
          </table:table-cell>
          <table:table-cell office:value-type="float" office:value="328199">
            <text:p>32819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office:value-type="string">
            <text:p>2011-04-12 00:00:00</text:p>
          </table:table-cell>
          <table:table-cell office:value-type="string">
            <text:p>2011-05-02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77965747703">
            <text:p>97.3477965748</text:p>
          </table:table-cell>
          <table:table-cell office:value-type="float" office:value="0.396029352382892">
            <text:p>0.3960293524</text:p>
          </table:table-cell>
          <table:table-cell office:value-type="float" office:value="96.3084795321637">
            <text:p>96.3084795322</text:p>
          </table:table-cell>
          <table:table-cell office:value-type="float" office:value="98.2711988304094">
            <text:p>98.2711988304</text:p>
          </table:table-cell>
          <table:table-cell office:value-type="float" office:value="372881">
            <text:p>37288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7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043317395264">
            <text:p>99.8043317395</text:p>
          </table:table-cell>
          <table:table-cell office:value-type="float" office:value="0.319463468531901">
            <text:p>0.3194634685</text:p>
          </table:table-cell>
          <table:table-cell office:value-type="float" office:value="99.0451388888889">
            <text:p>99.0451388889</text:p>
          </table:table-cell>
          <table:table-cell office:value-type="float" office:value="99.9927662037037">
            <text:p>99.9927662037</text:p>
          </table:table-cell>
          <table:table-cell office:value-type="float" office:value="140269">
            <text:p>1402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office:value-type="string">
            <text:p>2011-04-12 00:00:00</text:p>
          </table:table-cell>
          <table:table-cell office:value-type="string">
            <text:p>2011-04-27 00:00:00</text:p>
          </table:table-cell>
          <table:table-cell office:value-type="string">
            <text:p>2011-04-11</text:p>
          </table:table-cell>
          <table:table-cell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9.8909666067685">
            <text:p>99.8909666068</text:p>
          </table:table-cell>
          <table:table-cell office:value-type="float" office:value="0.958290799562989">
            <text:p>0.9582907996</text:p>
          </table:table-cell>
          <table:table-cell office:value-type="float" office:value="96.7757936507936">
            <text:p>96.7757936508</text:p>
          </table:table-cell>
          <table:table-cell office:value-type="float" office:value="100.009920634921">
            <text:p>100.0099206349</text:p>
          </table:table-cell>
          <table:table-cell office:value-type="float" office:value="213463">
            <text:p>2134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8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2.5685616760829">
            <text:p>92.5685616761</text:p>
          </table:table-cell>
          <table:table-cell office:value-type="float" office:value="25.1180914693165">
            <text:p>25.1180914693</text:p>
          </table:table-cell>
          <table:table-cell office:value-type="float" office:value="12.8645833333333">
            <text:p>12.8645833333</text:p>
          </table:table-cell>
          <table:table-cell office:value-type="float" office:value="100.014467592593">
            <text:p>100.0144675926</text:p>
          </table:table-cell>
          <table:table-cell office:value-type="float" office:value="125834">
            <text:p>1258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office:value-type="string">
            <text:p>2010-02-04 00:00:00</text:p>
          </table:table-cell>
          <table:table-cell office:value-type="string">
            <text:p>2010-02-14 00:00:00</text:p>
          </table:table-cell>
          <table:table-cell office:value-type="string">
            <text:p>2010-02-04</text:p>
          </table:table-cell>
          <table:table-cell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4671950991395">
            <text:p>83.4671950991</text:p>
          </table:table-cell>
          <table:table-cell office:value-type="float" office:value="1.1227552161907">
            <text:p>1.1227552162</text:p>
          </table:table-cell>
          <table:table-cell office:value-type="float" office:value="79.8996913580247">
            <text:p>79.899691358</text:p>
          </table:table-cell>
          <table:table-cell office:value-type="float" office:value="84.03420781893">
            <text:p>84.0342078189</text:p>
          </table:table-cell>
          <table:table-cell office:value-type="float" office:value="142789">
            <text:p>14278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8Elliot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1.00879355687">
            <text:p>141.0087935569</text:p>
          </table:table-cell>
          <table:table-cell office:value-type="float" office:value="735.572735460997">
            <text:p>735.572735461</text:p>
          </table:table-cell>
          <table:table-cell office:value-type="float" office:value="100.096153846154">
            <text:p>100.0961538462</text:p>
          </table:table-cell>
          <table:table-cell office:value-type="float" office:value="2752.35042735043">
            <text:p>2752.3504273504</text:p>
          </table:table-cell>
          <table:table-cell office:value-type="float" office:value="343159">
            <text:p>34315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office:value-type="string">
            <text:p>2010-02-19 00:00:00</text:p>
          </table:table-cell>
          <table:table-cell office:value-type="string">
            <text:p>2010-03-05 00:00:00</text:p>
          </table:table-cell>
          <table:table-cell office:value-type="string">
            <text:p>2010-02-19</text:p>
          </table:table-cell>
          <table:table-cell office:value-type="string">
            <text:p>2010-03-0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2.5705828779599">
            <text:p>82.570582878</text:p>
          </table:table-cell>
          <table:table-cell office:value-type="float" office:value="0.283950837363931">
            <text:p>0.2839508374</text:p>
          </table:table-cell>
          <table:table-cell office:value-type="float" office:value="81.650641025641">
            <text:p>81.6506410256</text:p>
          </table:table-cell>
          <table:table-cell office:value-type="float" office:value="82.7083333333333">
            <text:p>82.7083333333</text:p>
          </table:table-cell>
          <table:table-cell office:value-type="float" office:value="188578">
            <text:p>1885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office:value-type="string">
            <text:p>2010-03-15 00:00:00</text:p>
          </table:table-cell>
          <table:table-cell office:value-type="string">
            <text:p>2010-03-29 00:00:00</text:p>
          </table:table-cell>
          <table:table-cell office:value-type="string">
            <text:p>2010-03-15</text:p>
          </table:table-cell>
          <table:table-cell office:value-type="string">
            <text:p>2010-03-2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6.9387601358755">
            <text:p>86.9387601359</text:p>
          </table:table-cell>
          <table:table-cell office:value-type="float" office:value="24.2762326933157">
            <text:p>24.2762326933</text:p>
          </table:table-cell>
          <table:table-cell office:value-type="float" office:value="0.181623931623932">
            <text:p>0.1816239316</text:p>
          </table:table-cell>
          <table:table-cell office:value-type="float" office:value="94.6581196581197">
            <text:p>94.6581196581</text:p>
          </table:table-cell>
          <table:table-cell office:value-type="float" office:value="253889">
            <text:p>253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office:value-type="string">
            <text:p>2010-03-23 00:00:00</text:p>
          </table:table-cell>
          <table:table-cell office:value-type="string">
            <text:p>2010-04-09 00:00:00</text:p>
          </table:table-cell>
          <table:table-cell office:value-type="string">
            <text:p>2010-03-23</text:p>
          </table:table-cell>
          <table:table-cell office:value-type="string">
            <text:p>2010-04-0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9.5170454545455">
            <text:p>99.5170454545</text:p>
          </table:table-cell>
          <table:table-cell office:value-type="float" office:value="0.640521419785921">
            <text:p>0.6405214198</text:p>
          </table:table-cell>
          <table:table-cell office:value-type="float" office:value="97.7249710648148">
            <text:p>97.7249710648</text:p>
          </table:table-cell>
          <table:table-cell office:value-type="float" office:value="99.8553240740741">
            <text:p>99.8553240741</text:p>
          </table:table-cell>
          <table:table-cell office:value-type="float" office:value="252216">
            <text:p>25221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office:value-type="string">
            <text:p>2010-02-28 00:00:00</text:p>
          </table:table-cell>
          <table:table-cell office:value-type="string">
            <text:p>2010-03-19 00:00:00</text:p>
          </table:table-cell>
          <table:table-cell office:value-type="string">
            <text:p>2010-02-26</text:p>
          </table:table-cell>
          <table:table-cell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097853535354">
            <text:p>100.0978535354</text:p>
          </table:table-cell>
          <table:table-cell office:value-type="float" office:value="0.052180883345333">
            <text:p>0.0521808833</text:p>
          </table:table-cell>
          <table:table-cell office:value-type="float" office:value="99.9967849794239">
            <text:p>99.9967849794</text:p>
          </table:table-cell>
          <table:table-cell office:value-type="float" office:value="100.163966049383">
            <text:p>100.1639660494</text:p>
          </table:table-cell>
          <table:table-cell office:value-type="float" office:value="285399">
            <text:p>28539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0 Elliot Summer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081797542735">
            <text:p>100.0817975427</text:p>
          </table:table-cell>
          <table:table-cell office:value-type="float" office:value="0.0346404100126933">
            <text:p>0.03464041</text:p>
          </table:table-cell>
          <table:table-cell office:value-type="float" office:value="100.010683760684">
            <text:p>100.0106837607</text:p>
          </table:table-cell>
          <table:table-cell office:value-type="float" office:value="100.122863247863">
            <text:p>100.1228632479</text:p>
          </table:table-cell>
          <table:table-cell office:value-type="float" office:value="239812">
            <text:p>2398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0 Elliot Winter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ston Lane</text:p>
          </table:table-cell>
          <table:table-cell table:number-columns-repeated="2" table:style-name="Default" office:value-type="string">
            <text:p>NA</text:p>
          </table:table-cell>
          <table:table-cell office:value-type="string">
            <text:p>2010-07-13</text:p>
          </table:table-cell>
          <table:table-cell office:value-type="string">
            <text:p>2011-03-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0.2368634369636">
            <text:p>40.236863437</text:p>
          </table:table-cell>
          <table:table-cell office:value-type="float" office:value="58.8270102393729">
            <text:p>58.8270102394</text:p>
          </table:table-cell>
          <table:table-cell office:value-type="float" office:value="0.00283446712018141">
            <text:p>0.0028344671</text:p>
          </table:table-cell>
          <table:table-cell office:value-type="float" office:value="310.412414965986">
            <text:p>310.412414966</text:p>
          </table:table-cell>
          <table:table-cell office:value-type="float" office:value="3037851">
            <text:p>3037851</text:p>
          </table:table-cell>
          <table:table-cell office:value-type="float" office:value="131">
            <text:p>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7T15:53:11</dc:date>
    <meta:generator>LibreOffice/3.5$Linux_x86 LibreOffice_project/350m1$Build-2</meta:generator>
    <meta:editing-duration>PT3H39M58S</meta:editing-duration>
    <meta:editing-cycles>2</meta:editing-cycles>
    <meta:document-statistic meta:table-count="4" meta:cell-count="1788" meta:object-count="0"/>
  </office:meta>
</office:document-meta>
</file>